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>
            <text:p>NOTES CONTROL 12/03/201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4" office:value-type="string">
            <text:p>Nom</text:p>
          </table:table-cell>
          <table:table-cell table:style-name="ce6" office:value-type="string">
            <text:p>Nota Control 1</text:p>
          </table:table-cell>
        </table:table-row>
        <table:table-row table:style-name="ro1">
          <table:table-cell office:value-type="string">
            <text:p>43162189K</text:p>
          </table:table-cell>
          <table:table-cell office:value-type="string">
            <text:p>Aloy Gallent, Francisco Javier</text:p>
          </table:table-cell>
          <table:table-cell office:value-type="float" office:value="9.5">
            <text:p>9,5</text:p>
          </table:table-cell>
        </table:table-row>
        <table:table-row table:style-name="ro1">
          <table:table-cell office:value-type="string">
            <text:p>34069476J</text:p>
          </table:table-cell>
          <table:table-cell office:value-type="string">
            <text:p>Álvaro Ribas, Óscar Antoni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3199000D</text:p>
          </table:table-cell>
          <table:table-cell office:value-type="string">
            <text:p>Barceló Bobillo, Maria Neus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 office:value-type="string">
            <text:p>X2195067Q</text:p>
          </table:table-cell>
          <table:table-cell office:value-type="string">
            <text:p>Belghazi , Kaouta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3190653B</text:p>
          </table:table-cell>
          <table:table-cell office:value-type="string">
            <text:p>Bobadilla Fonollá, Tomás Enriq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3123540N</text:p>
          </table:table-cell>
          <table:table-cell office:value-type="string">
            <text:p>Bordoy Vadell, Miguel Santiag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3214147E</text:p>
          </table:table-cell>
          <table:table-cell office:value-type="string">
            <text:p>de Vera Encinas, Daniel José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3122444C</text:p>
          </table:table-cell>
          <table:table-cell office:value-type="string">
            <text:p>Galmés Trueba, Lluís Miguel</text:p>
          </table:table-cell>
          <table:table-cell/>
        </table:table-row>
        <table:table-row table:style-name="ro1">
          <table:table-cell office:value-type="string">
            <text:p>41540268Z</text:p>
          </table:table-cell>
          <table:table-cell office:value-type="string">
            <text:p>Gamon Runnenberg, Eric Anau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8236615F</text:p>
          </table:table-cell>
          <table:table-cell office:value-type="string">
            <text:p>Garau Villegas, Teresa Ma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1508988Z</text:p>
          </table:table-cell>
          <table:table-cell office:value-type="string">
            <text:p>Llopis Garrido, Luis Borj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43192751Q</text:p>
          </table:table-cell>
          <table:table-cell office:value-type="string">
            <text:p>Llull Salvà, Maria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 office:value-type="string">
            <text:p>43181545B</text:p>
          </table:table-cell>
          <table:table-cell office:value-type="string">
            <text:p>Lopez Brines, David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1538876W</text:p>
          </table:table-cell>
          <table:table-cell office:value-type="string">
            <text:p>López Cecilia, Antonio-Jesús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string">
            <text:p>47255548R</text:p>
          </table:table-cell>
          <table:table-cell office:value-type="string">
            <text:p>Mari Vargas, Antoni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3192706V</text:p>
          </table:table-cell>
          <table:table-cell office:value-type="string">
            <text:p>Mas Carreras, Aina</text:p>
          </table:table-cell>
          <table:table-cell/>
        </table:table-row>
        <table:table-row table:style-name="ro1">
          <table:table-cell office:value-type="string">
            <text:p>43163679Q</text:p>
          </table:table-cell>
          <table:table-cell office:value-type="string">
            <text:p>Morell Alemany, Margalida</text:p>
          </table:table-cell>
          <table:table-cell office:value-type="float" office:value="8.5">
            <text:p>8,5</text:p>
          </table:table-cell>
        </table:table-row>
        <table:table-row table:style-name="ro1">
          <table:table-cell office:value-type="string">
            <text:p>43178645D</text:p>
          </table:table-cell>
          <table:table-cell office:value-type="string">
            <text:p>Morro Cifre, Marc</text:p>
          </table:table-cell>
          <table:table-cell office:value-type="float" office:value="9.25">
            <text:p>9,25</text:p>
          </table:table-cell>
        </table:table-row>
        <table:table-row table:style-name="ro1">
          <table:table-cell office:value-type="string">
            <text:p>41520201A</text:p>
          </table:table-cell>
          <table:table-cell office:value-type="string">
            <text:p>Muntaner Capó, Antonio</text:p>
          </table:table-cell>
          <table:table-cell office:value-type="float" office:value="4.5">
            <text:p>4,5</text:p>
          </table:table-cell>
        </table:table-row>
        <table:table-row table:style-name="ro1">
          <table:table-cell office:value-type="string">
            <text:p>Y0278801D</text:p>
          </table:table-cell>
          <table:table-cell office:value-type="string">
            <text:p>Nguema Edu Nsaha, Marcial</text:p>
          </table:table-cell>
          <table:table-cell office:value-type="float" office:value="9.25">
            <text:p>9,25</text:p>
          </table:table-cell>
        </table:table-row>
        <table:table-row table:style-name="ro1">
          <table:table-cell office:value-type="string">
            <text:p>78216840G</text:p>
          </table:table-cell>
          <table:table-cell office:value-type="string">
            <text:p>Nicolau Cladera, Bartolomé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string">
            <text:p>43206906A</text:p>
          </table:table-cell>
          <table:table-cell office:value-type="string">
            <text:p>Osuna Felipe, Raquel</text:p>
          </table:table-cell>
          <table:table-cell office:value-type="float" office:value="7.25">
            <text:p>7,25</text:p>
          </table:table-cell>
        </table:table-row>
        <table:table-row table:style-name="ro1">
          <table:table-cell office:value-type="string">
            <text:p>43167787F</text:p>
          </table:table-cell>
          <table:table-cell office:value-type="string">
            <text:p>Palacios Landi, Fernando</text:p>
          </table:table-cell>
          <table:table-cell/>
        </table:table-row>
        <table:table-row table:style-name="ro1">
          <table:table-cell office:value-type="string">
            <text:p>43149900Z</text:p>
          </table:table-cell>
          <table:table-cell office:value-type="string">
            <text:p>Pedraza Garcia, Leandro</text:p>
          </table:table-cell>
          <table:table-cell/>
        </table:table-row>
        <table:table-row table:style-name="ro1">
          <table:table-cell office:value-type="string">
            <text:p>43171461R</text:p>
          </table:table-cell>
          <table:table-cell office:value-type="string">
            <text:p>Rodríguez Pizá, Iván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string">
            <text:p>43186065T</text:p>
          </table:table-cell>
          <table:table-cell office:value-type="string">
            <text:p>Rodríguez Tello, Ánge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3077644R</text:p>
          </table:table-cell>
          <table:table-cell office:value-type="string">
            <text:p>Rossello Ferragut, Mª del Carme</text:p>
          </table:table-cell>
          <table:table-cell/>
        </table:table-row>
        <table:table-row table:style-name="ro1">
          <table:table-cell office:value-type="string">
            <text:p>43170734X</text:p>
          </table:table-cell>
          <table:table-cell office:value-type="string">
            <text:p>Sánchez Castillo, Jordi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string">
            <text:p>43178386A</text:p>
          </table:table-cell>
          <table:table-cell office:value-type="string">
            <text:p>Sastre Vicens, Jaim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43183867X</text:p>
          </table:table-cell>
          <table:table-cell office:value-type="string">
            <text:p>Sealey Cabrer, Marc Antoni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3220478M</text:p>
          </table:table-cell>
          <table:table-cell office:value-type="string">
            <text:p>Segura Calvet, Fernando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string">
            <text:p>41523955P</text:p>
          </table:table-cell>
          <table:table-cell office:value-type="string">
            <text:p>Socias Vallori, Rafel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string">
            <text:p>41539049Z</text:p>
          </table:table-cell>
          <table:table-cell office:value-type="string">
            <text:p>Tomàs Cañellas, Antoni Simó</text:p>
          </table:table-cell>
          <table:table-cell/>
        </table:table-row>
        <table:table-row table:style-name="ro1">
          <table:table-cell office:value-type="string">
            <text:p>X3244375H</text:p>
          </table:table-cell>
          <table:table-cell office:value-type="string">
            <text:p>Triana Valencia, Rubén Darío</text:p>
          </table:table-cell>
          <table:table-cell/>
        </table:table-row>
        <table:table-row table:style-name="ro1">
          <table:table-cell office:value-type="string">
            <text:p>43146951D</text:p>
          </table:table-cell>
          <table:table-cell office:value-type="string">
            <text:p>Trigo Yerga, Beatri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3193486S</text:p>
          </table:table-cell>
          <table:table-cell office:value-type="string">
            <text:p>Vázquez Nicolau, Cristina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office:value-type="float" office:value="9.5">
            <text:p>9,5</text:p>
          </table:table-cell>
        </table:table-row>
        <table:table-row table:style-name="ro1">
          <table:table-cell office:value-type="string">
            <text:p>43165787P</text:p>
          </table:table-cell>
          <table:table-cell office:value-type="string">
            <text:p>Vidal Ripoll, Juan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string">
            <text:p>43176857S</text:p>
          </table:table-cell>
          <table:table-cell office:value-type="string">
            <text:p>Vidal Serra, Pablo</text:p>
          </table:table-cell>
          <table:table-cell office:value-type="float" office:value="6.75">
            <text:p>6,75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43053580H</text:p>
          </table:table-cell>
          <table:table-cell table:style-name="Default" office:value-type="string">
            <text:p>Batle Vidal, Gabriel</text:p>
          </table:table-cell>
          <table:table-cell office:value-type="float" office:value="9">
            <text:p>9</text:p>
          </table:table-cell>
        </table:table-row>
        <table:table-row table:style-name="ro3">
          <table:table-cell table:style-name="ce3" office:value-type="float" office:value="43120327">
            <text:p>43120327</text:p>
          </table:table-cell>
          <table:table-cell table:style-name="Default" office:value-type="string">
            <text:p>Rios Cebollada, Miguel Ángel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26/03/2010</text:date>, <text:time>16:52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26T16:52:38.84</dc:date>
    <meta:editing-duration>PT00H37M09S</meta:editing-duration>
    <meta:editing-cycles>7</meta:editing-cycles>
    <meta:generator>OpenOffice.org/3.0$Win32 OpenOffice.org_project/300m15$Build-9379</meta:generator>
    <meta:document-statistic meta:table-count="1" meta:cell-count="12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